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32pt" style:font-size-asian="32pt" style:font-size-complex="32pt"/>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32pt" fo:font-weight="bold" officeooo:rsid="002b8acb" officeooo:paragraph-rsid="002b8acb" style:font-size-asian="32pt" style:font-weight-asian="bold" style:font-size-complex="32pt" style:font-weight-complex="bold"/>
    </style:style>
    <style:style style:name="P7" style:family="paragraph" style:parent-style-name="Standard">
      <style:text-properties fo:font-size="14pt" officeooo:rsid="00294e5d" officeooo:paragraph-rsid="002b8acb" style:font-size-asian="14pt" style:font-size-complex="14pt"/>
    </style:style>
    <style:style style:name="P8" style:family="paragraph" style:parent-style-name="Standard">
      <style:text-properties fo:font-size="14pt" officeooo:rsid="002b8acb" officeooo:paragraph-rsid="002b8acb" style:font-size-asian="14pt" style:font-size-complex="14pt"/>
    </style:style>
    <style:style style:name="P9" style:family="paragraph" style:parent-style-name="Standard">
      <style:text-properties fo:font-size="14pt" officeooo:rsid="002b8acb" officeooo:paragraph-rsid="002c5c40" style:font-size-asian="14pt" style:font-size-complex="14pt"/>
    </style:style>
    <style:style style:name="P10" style:family="paragraph" style:parent-style-name="Standard">
      <style:text-properties fo:font-size="14pt" officeooo:paragraph-rsid="002b8acb" style:font-size-asian="14pt" style:font-size-complex="14pt"/>
    </style:style>
    <style:style style:name="P11" style:family="paragraph" style:parent-style-name="Standard">
      <style:paragraph-properties fo:text-align="center" style:justify-single-word="false"/>
      <style:text-properties fo:font-size="20pt" fo:font-weight="bold" officeooo:paragraph-rsid="002b8acb" style:font-size-asian="20pt" style:font-weight-asian="bold" style:font-size-complex="20pt" style:font-weight-complex="bold"/>
    </style:style>
    <style:style style:name="T1" style:family="text">
      <style:text-properties officeooo:rsid="0024a07a"/>
    </style:style>
    <style:style style:name="T2" style:family="text">
      <style:text-properties officeooo:rsid="002892d6"/>
    </style:style>
    <style:style style:name="T3" style:family="text">
      <style:text-properties officeooo:rsid="002b8acb"/>
    </style:style>
    <style:style style:name="T4" style:family="text">
      <style:text-properties style:text-position="sub 58%"/>
    </style:style>
    <style:style style:name="T5" style:family="text">
      <style:text-properties style:text-position="sub 58%" style:font-name="Liberation Serif1" style:font-name-asian="Liberation Serif1" style:font-name-complex="Liberation Serif1"/>
    </style:style>
    <style:style style:name="T6" style:family="text">
      <style:text-properties style:text-position="sub 58%" officeooo:rsid="002c5c40"/>
    </style:style>
    <style:style style:name="T7" style:family="text">
      <style:text-properties style:text-position="sub 58%" style:font-name="Liberation Serif" officeooo:rsid="002c5c40"/>
    </style:style>
    <style:style style:name="T8" style:family="text">
      <style:text-properties style:text-position="0% 100%"/>
    </style:style>
    <style:style style:name="T9" style:family="text">
      <style:text-properties style:text-position="0% 100%" officeooo:rsid="002b8acb"/>
    </style:style>
    <style:style style:name="T10" style:family="text">
      <style:text-properties style:text-position="0% 100%" style:font-name="Liberation Serif1" style:font-name-asian="Liberation Serif1" style:font-name-complex="Liberation Serif1"/>
    </style:style>
    <style:style style:name="T11" style:family="text">
      <style:text-properties style:text-position="0% 100%" style:font-name="Liberation Serif" officeooo:rsid="002c5c40" style:font-name-asian="WenQuanYi Micro Hei" style:font-name-complex="Lohit Hindi"/>
    </style:style>
    <style:style style:name="T12" style:family="text">
      <style:text-properties style:text-position="0% 100%" style:font-name="Liberation Serif" officeooo:rsid="002c5c40"/>
    </style:style>
    <style:style style:name="T13" style:family="text">
      <style:text-properties style:text-position="0% 100%" style:font-name="Liberation Serif" fo:font-weight="bold" officeooo:rsid="002c5c40" style:font-weight-asian="bold" style:font-weight-complex="bold"/>
    </style:style>
    <style:style style:name="T14" style:family="text">
      <style:text-properties style:text-position="0% 100%" style:font-name="Standard Symbols L" officeooo:rsid="002c5c40" style:font-name-asian="WenQuanYi Micro Hei" style:font-name-complex="Lohit Hindi"/>
    </style:style>
    <style:style style:name="T15" style:family="text">
      <style:text-properties style:text-position="0% 100%" style:font-name="Standard Symbols L" officeooo:rsid="002c5c40"/>
    </style:style>
    <style:style style:name="T16" style:family="text">
      <style:text-properties style:text-position="0% 100%" officeooo:rsid="002c5c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ataxe-64</text:p>
      <text:p text:style-name="P6">Lattice of Submodules</text:p>
      <text:p text:style-name="P4">Richard Parker <text:span text:style-name="T2">14</text:span>.<text:span text:style-name="T3">10</text:span>.201<text:span text:style-name="T1">5</text:span></text:p>
      <text:p text:style-name="P1"/>
      <text:p text:style-name="P5">Section 1 – Introduction</text:p>
      <text:p text:style-name="P2"/>
      <text:p text:style-name="P7"><text:span text:style-name="T3">A common problem when trying to determine decomposition numbers is to find the lattice of submodules invariant under some given set of matrices. <text:s/>Since there can frequently be a large number of these, it would be useful to find a more concise description. <text:s/>More specifically, we would like to determine a "nice" subset of the invariant submodules and simply name others in terms of these.</text:span></text:p>
      <text:p text:style-name="P7"/>
      <text:p text:style-name="P8">The first stage of understanding a module structure is naturally to seek a composition series. <text:s/>This is a series of submodules C<text:span text:style-name="T4">i</text:span><text:span text:style-name="T8"> of the module M with C</text:span><text:span text:style-name="T4">i</text:span><text:span text:style-name="T8"> &lt; C</text:span><text:span text:style-name="T4">i+1</text:span><text:span text:style-name="T8">, <text:s/>C</text:span><text:span text:style-name="T4">0</text:span><text:span text:style-name="T8">=0 and C</text:span><text:span text:style-name="T4">N</text:span><text:span text:style-name="T8">=M.</text:span></text:p>
      <text:p text:style-name="P8"/>
      <text:p text:style-name="P8"><text:span text:style-name="T8">The second stage would perhaps be to find "mountains" - invariant submodules with a unique maximal proper submodue - and by recording also the containment relation, at least name and perhaps understand the submodules that are sums of these.</text:span></text:p>
      <text:p text:style-name="P8"/>
      <text:p text:style-name="P8"><text:span text:style-name="T8">In general this will be made difficult by the occurrence of direct sums of isomorphic irreducibles, which corresponds to a large collection of mountains. <text:s/>It seems likely, however, that in low characteristic (and particularly mod 2) there will be fewer direct sums, and even where there are, the number of mountains may not grow prohibitively, so we may reasonably start by trying to find them all.</text:span></text:p>
      <text:p text:style-name="P8"/>
      <text:p text:style-name="P11">Section <text:span text:style-name="T3">2</text:span> – <text:span text:style-name="T3">Finding Mountains.</text:span></text:p>
      <text:p text:style-name="P10"/>
      <text:p text:style-name="P9"><text:span text:style-name="T8"><text:s text:c="4"/></text:span><text:span text:style-name="T14">Ç</text:span><text:span text:style-name="T8"> </text:span><text:span text:style-name="T16"><text:s/></text:span><text:span text:style-name="T15">È</text:span></text:p>
      <text:p text:style-name="P8"/>
      <text:p text:style-name="P9"><text:span text:style-name="T9">S</text:span><text:span text:style-name="T8">uppose we have a collection of submodules M</text:span><text:span text:style-name="T4">i</text:span><text:span text:style-name="T8"> withoperty that, for any sum D of these submodules, either </text:span><text:span text:style-name="T16">M</text:span><text:span text:style-name="T6">i</text:span><text:span text:style-name="T16"> </text:span><text:span text:style-name="T15">Í</text:span><text:span text:style-name="T12"> D or D </text:span><text:span text:style-name="T15">Í</text:span><text:span text:style-name="T12"> F(M</text:span><text:span text:style-name="T7">i</text:span><text:span text:style-name="T12">).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ndard Symbols L" svg:font-family="'Standard Symbols 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5-10-14T10:28:46.955266914</dc:date>
    <meta:editing-duration>PT23H36M54S</meta:editing-duration>
    <meta:editing-cycles>143</meta:editing-cycles>
    <meta:generator>LibreOffice/4.2.8.2$Linux_X86_64 LibreOffice_project/420m0$Build-2</meta:generator>
    <meta:printed-by>User </meta:printed-by>
    <meta:print-date>2012-08-06T12:45:35</meta:print-date>
    <meta:document-statistic meta:table-count="0" meta:image-count="0" meta:object-count="0" meta:page-count="1" meta:paragraph-count="11" meta:word-count="244" meta:character-count="1448" meta:non-whitespace-character-count="1201"/>
  </office:meta>
</office:document-meta>
</file>